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number-columns-repeated="3" table:default-cell-style-name="Default"/>
        <table:table-row table:style-name="ro1">
          <table:table-cell office:value-type="string">
            <text:p>Hoeveelheid woorden</text:p>
          </table:table-cell>
          <table:table-cell office:value-type="string">
            <text:p>CKS</text:p>
          </table:table-cell>
          <table:table-cell office:value-type="string">
            <text:p>SKK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2500">
            <text:p>6250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12500">
            <text:p>31250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68032">
            <text:p>66803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2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lad2" table:style-name="ta1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09:34:26</meta:creation-date>
    <dc:date>2013-06-18T11:17:42</dc:date>
    <meta:editing-duration>PT11M45S</meta:editing-duration>
    <meta:editing-cycles>1</meta:editing-cycles>
    <meta:generator>LibreOffice/3.5$Linux_x86 LibreOffice_project/350m1$Build-2</meta:generator>
    <meta:document-statistic meta:table-count="3" meta:cell-count="27" meta:object-count="0"/>
  </office:meta>
</office:document-meta>
</file>